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27152" officeooo:paragraph-rsid="00127152"/>
    </style:style>
    <style:style style:name="P2" style:family="paragraph" style:parent-style-name="Standard" style:list-style-name="L1">
      <style:text-properties officeooo:rsid="00127152" officeooo:paragraph-rsid="00127152"/>
    </style:style>
    <style:style style:name="P3" style:family="paragraph" style:parent-style-name="Standard" style:list-style-name="L1">
      <style:text-properties officeooo:rsid="001386a5" officeooo:paragraph-rsid="001386a5"/>
    </style:style>
    <style:style style:name="P4" style:family="paragraph" style:parent-style-name="Standard">
      <style:text-properties officeooo:rsid="001386a5" officeooo:paragraph-rsid="001386a5"/>
    </style:style>
    <style:style style:name="P5" style:family="paragraph" style:parent-style-name="Standard">
      <style:text-properties officeooo:rsid="001577ee" officeooo:paragraph-rsid="001577ee"/>
    </style:style>
    <style:style style:name="P6" style:family="paragraph" style:parent-style-name="Standard" style:list-style-name="L2">
      <style:text-properties officeooo:rsid="001577ee" officeooo:paragraph-rsid="001577ee"/>
    </style:style>
    <style:style style:name="P7" style:family="paragraph" style:parent-style-name="Standard" style:list-style-name="L2">
      <style:text-properties officeooo:rsid="0015ecf7" officeooo:paragraph-rsid="0015ecf7"/>
    </style:style>
    <style:style style:name="P8" style:family="paragraph" style:parent-style-name="Standard" style:list-style-name="L2">
      <style:text-properties officeooo:rsid="0015ecf7" officeooo:paragraph-rsid="0016ec01"/>
    </style:style>
    <style:style style:name="P9" style:family="paragraph" style:parent-style-name="Standard" style:list-style-name="L2">
      <style:text-properties officeooo:paragraph-rsid="0015ecf7"/>
    </style:style>
    <style:style style:name="P10" style:family="paragraph" style:parent-style-name="Standard" style:list-style-name="L2">
      <style:text-properties officeooo:rsid="00163a82" officeooo:paragraph-rsid="00163a82"/>
    </style:style>
    <style:style style:name="T1" style:family="text">
      <style:text-properties officeooo:rsid="001577ee"/>
    </style:style>
    <style:style style:name="T2" style:family="text">
      <style:text-properties officeooo:rsid="0015ecf7"/>
    </style:style>
    <style:style style:name="T3" style:family="text">
      <style:text-properties officeooo:rsid="00163a82"/>
    </style:style>
    <style:style style:name="T4" style:family="text">
      <style:text-properties officeooo:rsid="0016aa2e"/>
    </style:style>
    <style:style style:name="T5" style:family="text">
      <style:text-properties officeooo:rsid="0016ec01"/>
    </style:style>
    <style:style style:name="T6" style:family="text">
      <style:text-properties officeooo:rsid="0017ac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ing the Installation Media</text:p>
      <text:p text:style-name="P1"/>
      <text:list xml:id="list1458433741775109307" text:style-name="L1">
        <text:list-item>
          <text:p text:style-name="P2">Tools</text:p>
        </text:list-item>
        <text:list-item>
          <text:p text:style-name="P2">Linux Workstation</text:p>
          <text:list>
            <text:list-item>
              <text:p text:style-name="P2">I have Fedora 21</text:p>
            </text:list-item>
            <text:list-item>
              <text:p text:style-name="P2">Git connected to GitHub</text:p>
            </text:list-item>
            <text:list-item>
              <text:p text:style-name="P2">Copy of the Installation ISO</text:p>
              <text:list>
                <text:list-item>
                  <text:p text:style-name="P2">I'm Using CentOS 7</text:p>
                </text:list-item>
              </text:list>
            </text:list-item>
          </text:list>
        </text:list-item>
        <text:list-item>
          <text:p text:style-name="P2">Target Server</text:p>
        </text:list-item>
        <text:list-item>
          <text:p text:style-name="P3">Misc</text:p>
          <text:list>
            <text:list-item>
              <text:p text:style-name="P3">DVD Burner</text:p>
            </text:list-item>
            <text:list-item>
              <text:p text:style-name="P3">Blank DVD</text:p>
            </text:list-item>
            <text:list-item>
              <text:p text:style-name="P3">USB Drive</text:p>
            </text:list-item>
          </text:list>
        </text:list-item>
      </text:list>
      <text:p text:style-name="P4"/>
      <text:p text:style-name="P4">Process to create a kickstarter file</text:p>
      <text:p text:style-name="P4"/>
      <text:p text:style-name="P4">I'm lazy so I'll manually install the server and save the ks.cfg onto a USB Drive. <text:span text:style-name="T1">This will give me a correctly formatted kickstarter file with most of the information in it. You can skip this step if you download my kickstarter file and modify it.</text:span></text:p>
      <text:p text:style-name="P4"/>
      <text:p text:style-name="P5">Things of note</text:p>
      <text:p text:style-name="P5"/>
      <text:list xml:id="list3458559636042435997" text:style-name="L2">
        <text:list-item>
          <text:p text:style-name="P6">Ethernet must be manually turned on </text:p>
        </text:list-item>
        <text:list-item>
          <text:p text:style-name="P6">My DHCP server configured the interface</text:p>
        </text:list-item>
        <text:list-item>
          <text:p text:style-name="P6">Manually partition “<text:span text:style-name="T2">I will configure partitioning”</text:span></text:p>
          <text:list>
            <text:list-item>
              <text:p text:style-name="P6">This machine has a 500GB hard drive and will contain about 3 virtual machines so I will create a separate partition for it 300GB in size</text:p>
            </text:list-item>
            <text:list-item>
              <text:p text:style-name="P6">That means all other parts <text:span text:style-name="T2">need to fit in 200GB</text:span></text:p>
            </text:list-item>
            <text:list-item>
              <text:p text:style-name="P7">In the old days sizing swap was easy. I'm going to make it the same as the device's maximum RAM.</text:p>
            </text:list-item>
            <text:list-item>
              <text:p text:style-name="P7">Use LVM</text:p>
            </text:list-item>
            <text:list-item>
              <text:p text:style-name="P7">/boot 500MB</text:p>
              <text:list>
                <text:list-item>
                  <text:p text:style-name="P7">must be sda1</text:p>
                </text:list-item>
              </text:list>
            </text:list-item>
            <text:list-item>
              <text:p text:style-name="P7">swap 24GB</text:p>
              <text:list>
                <text:list-item>
                  <text:p text:style-name="P7">Change volume group to VG01</text:p>
                </text:list-item>
              </text:list>
            </text:list-item>
            <text:list-item>
              <text:p text:style-name="P9"><text:span text:style-name="T2">/var/lib/libvirt/images 300GB</text:span></text:p>
              <text:list>
                <text:list-item>
                  <text:p text:style-name="P10">On larger drives give this as much space as you can <text:span text:style-name="T4">my kickstarter file will be configured to let this grow to the end of disk</text:span></text:p>
                </text:list-item>
              </text:list>
            </text:list-item>
            <text:list-item>
              <text:p text:style-name="P7">/<text:span text:style-name="T3">usr 20GB</text:span></text:p>
            </text:list-item>
            <text:list-item>
              <text:p text:style-name="P7">/<text:span text:style-name="T3">opt 10GB</text:span></text:p>
            </text:list-item>
            <text:list-item>
              <text:p text:style-name="P7">/ <text:s text:c="2"/><text:span text:style-name="T3">5GB</text:span></text:p>
            </text:list-item>
            <text:list-item>
              <text:p text:style-name="P8">/<text:span text:style-name="T5">home <text:s/>20GB</text:span></text:p>
            </text:list-item>
            <text:list-item>
              <text:p text:style-name="P8"><text:span text:style-name="T5">/usr/local 10GB </text:span></text:p>
            </text:list-item>
            <text:list-item>
              <text:p text:style-name="P8">/<text:span text:style-name="T6">tmp 20GB</text:span></text:p>
            </text:list-item>
            <text:list-item>
              <text:p text:style-name="P8">/<text:span text:style-name="T6">var/local 10GB</text:span></text:p>
            </text:list-item>
            <text:list-item>
              <text:p text:style-name="P8">/<text:span text:style-name="T6">var/log 20GB</text:span></text:p>
            </text:list-item>
          </text:list>
        </text:list-item>
      </text:list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09:56:58.036872100</meta:creation-date>
    <dc:date>2015-03-17T00:04:46.388866906</dc:date>
    <meta:editing-duration>P1DT11H21M12S</meta:editing-duration>
    <meta:editing-cycles>2</meta:editing-cycles>
    <meta:generator>LibreOffice/4.3.6.2$Linux_X86_64 LibreOffice_project/430$Build-2</meta:generator>
    <meta:document-statistic meta:table-count="0" meta:image-count="0" meta:object-count="0" meta:page-count="2" meta:paragraph-count="36" meta:word-count="252" meta:character-count="1226" meta:non-whitespace-character-count="1037"/>
  </office:meta>
</office:document-meta>
</file>